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8DE000000AAE1484D2DBDF03D2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paragraph-properties style:vertical-align="baseline"/>
    </style:style>
    <style:style style:name="P2" style:family="paragraph" style:parent-style-name="paragraph">
      <loext:graphic-properties draw:fill="solid" draw:fill-color="#ffffff"/>
      <style:paragraph-properties fo:background-color="#ffffff" style:vertical-align="baseline"/>
    </style:style>
    <style:style style:name="P3" style:family="paragraph" style:parent-style-name="paragraph">
      <loext:graphic-properties draw:fill="solid" draw:fill-color="#ffffff"/>
      <style:paragraph-properties fo:background-color="#ffffff" style:vertical-align="baseline"/>
      <style:text-properties fo:color="#26292a" style:font-name="Arial" fo:font-size="14pt" fo:font-weight="bold" style:font-size-asian="14pt" style:font-weight-asian="bold" style:font-name-complex="Arial1" style:font-size-complex="14pt" style:font-weight-complex="bold"/>
    </style:style>
    <style:style style:name="P4" style:family="paragraph" style:parent-style-name="paragraph">
      <loext:graphic-properties draw:fill="solid" draw:fill-color="#ffffff"/>
      <style:paragraph-properties fo:background-color="#ffffff" style:vertical-align="baseline"/>
      <style:text-properties fo:color="#26292a" style:font-name="Arial" style:font-name-complex="Arial1"/>
    </style:style>
    <style:style style:name="P5" style:family="paragraph" style:parent-style-name="paragraph">
      <loext:graphic-properties draw:fill="solid" draw:fill-color="#ffffff"/>
      <style:paragraph-properties fo:background-color="#ffffff" style:vertical-align="baseline"/>
      <style:text-properties style:font-name="Arial" style:font-name-complex="Arial1"/>
    </style:style>
    <style:style style:name="P6" style:family="paragraph" style:parent-style-name="paragraph">
      <style:paragraph-properties style:vertical-align="baseline"/>
      <style:text-properties style:font-name="Arial" fo:font-size="14pt" fo:font-weight="bold" style:font-size-asian="14pt" style:font-weight-asian="bold" style:font-name-complex="Arial1" style:font-size-complex="14pt"/>
    </style:style>
    <style:style style:name="P7" style:family="paragraph" style:parent-style-name="paragraph">
      <style:paragraph-properties style:vertical-align="baseline"/>
      <style:text-properties style:font-name="Arial" fo:language="fi" fo:country="FI" style:font-name-complex="Arial1"/>
    </style:style>
    <style:style style:name="P8" style:family="paragraph" style:parent-style-name="paragraph">
      <loext:graphic-properties draw:fill="solid" draw:fill-color="#ffffff"/>
      <style:paragraph-properties fo:background-color="#ffffff" style:vertical-align="baseline"/>
      <style:text-properties fo:color="#000000" style:font-name="Arial" style:font-name-complex="Arial1"/>
    </style:style>
    <style:style style:name="P9" style:family="paragraph" style:parent-style-name="paragraph" style:master-page-name="Standard">
      <loext:graphic-properties draw:fill="solid" draw:fill-color="#ffffff"/>
      <style:paragraph-properties style:page-number="auto" fo:background-color="#ffffff" style:vertical-align="baseline"/>
    </style:style>
    <style:style style:name="T1" style:family="text">
      <style:text-properties fo:color="#26292a" style:font-name="Arial" fo:font-size="14pt" fo:font-weight="bold" style:font-size-asian="14pt" style:font-weight-asian="bold" style:font-name-complex="Arial1" style:font-size-complex="14pt" style:font-weight-complex="bold"/>
    </style:style>
    <style:style style:name="T2" style:family="text">
      <style:text-properties fo:color="#26292a" style:font-name="Arial" style:font-name-complex="Arial1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4pt" fo:language="fi" fo:country="FI" fo:font-weight="bold" style:font-size-asian="14pt" style:font-weight-asian="bold" style:font-name-complex="Arial1" style:font-size-complex="14pt"/>
    </style:style>
    <style:style style:name="T5" style:family="text">
      <style:text-properties style:font-name="Arial" fo:language="fi" fo:country="FI" style:font-name-complex="Arial1"/>
    </style:style>
    <style:style style:name="T6" style:family="text">
      <style:text-properties fo:color="#000000" style:font-name="Arial" style:font-name-complex="Arial1"/>
    </style:style>
    <style:style style:name="T7" style:family="text">
      <style:text-properties fo:color="#1c1e21" style:font-name="Arial" fo:language="fi" fo:country="FI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94274197581968" text:id="ct94274197581968">
          <text:insertion>
            <office:change-info>
              <dc:creator>Merethe Eidstø</dc:creator>
              <dc:date>2019-02-18T20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normaltextrun1"><text:span text:style-name="T1">Oversatt til kvensk av Kvensk institutt / Merethe Eidstø</text:span></text:span><text:bookmark text:name="_GoBack"/></text:p>
      <text:p text:style-name="P2"><text:span text:style-name="normaltextrun1"><text:span text:style-name="T1">19.2.2019</text:span></text:span></text:p>
      <text:p text:style-name="P2"><text:span text:style-name="normaltextrun1"><text:span text:style-name="T1">For NRK</text:span></text:span></text:p>
      <text:p text:style-name="P3"><text:span text:style-name="normaltextrun1"/></text:p>
      <text:p text:style-name="P3"><text:span text:style-name="normaltextrun1"/></text:p>
      <text:p text:style-name="P2"><text:span text:style-name="normaltextrun1"><text:span text:style-name="T1">2. Lær kvensk: I hoppbakken</text:span></text:span></text:p>
      <text:p text:style-name="P4"><text:span text:style-name="normaltextrun1"/></text:p>
      <text:p text:style-name="P2"><text:span text:style-name="normaltextrun1"><text:span text:style-name="T2">Hopping på ski og akebrett er en fin vinteraktivitet for barn og unge. I denne videoen hopper guttene i Manndalen og samtidig lærer vi oss noen kvenske ord.</text:span></text:span></text:p>
      <text:p text:style-name="P5"/>
      <text:p text:style-name="P2"><text:span text:style-name="normaltextrun1"><text:span text:style-name="T6">Bildetekst: Kvenskelever i Manndalen er ute i hoppbakken, der de får bruk for kvenske ord.</text:span></text:span></text:p>
      <text:p text:style-name="P8"><text:span text:style-name="normaltextrun1"/></text:p>
      <text:p text:style-name="P5"/>
      <text:p text:style-name="P6"><text:span text:style-name="spellingerror"/></text:p>
      <text:p text:style-name="P1"><text:span text:style-name="spellingerror"><text:span text:style-name="T4">2. Opi</text:span></text:span><text:span text:style-name="normaltextrun1"><text:span text:style-name="T4"> </text:span></text:span><text:span text:style-name="spellingerror"><text:span text:style-name="T4">kvääniä</text:span></text:span><text:span text:style-name="normaltextrun1"><text:span text:style-name="T4">: </text:span></text:span><text:span text:style-name="spellingerror"><text:span text:style-name="T4">Hyppyluokassa</text:span></text:span></text:p>
      <text:p text:style-name="P7"/>
      <text:p text:style-name="P1"><text:span text:style-name="spellingerror"><text:span text:style-name="T5">Si</text:span></text:span><text:span text:style-name="spellingerror"><text:span text:style-name="T7">vakoila</text:span></text:span><text:span text:style-name="normaltextrun1"><text:span text:style-name="T7"> hyppääminen ja </text:span></text:span><text:span text:style-name="spellingerror"><text:span text:style-name="T5">tyyrääminen oon</text:span></text:span><text:span text:style-name="normaltextrun1"><text:span text:style-name="T5"> </text:span></text:span><text:span text:style-name="spellingerror"><text:span text:style-name="T5">fiini</text:span></text:span><text:span text:style-name="normaltextrun1"><text:span text:style-name="T5">t talvi</text:span></text:span><text:span text:style-name="spellingerror"><text:span text:style-name="T5">aktiviteetit</text:span></text:span><text:span text:style-name="normaltextrun1"><text:span text:style-name="T5"> </text:span></text:span><text:span text:style-name="spellingerror"><text:span text:style-name="T5">nuorilet ja lapsilet.</text:span></text:span><text:change-start text:change-id="ct94274197581968"/><text:span text:style-name="spellingerror"><text:span text:style-name="T5"> </text:span></text:span><text:change-end text:change-id="ct94274197581968"/><text:span text:style-name="spellingerror"><text:span text:style-name="T5">Tässä</text:span></text:span><text:span text:style-name="normaltextrun1"><text:span text:style-name="T5"> </text:span></text:span><text:span text:style-name="spellingerror"><text:span text:style-name="T5">videossa</text:span></text:span><text:span text:style-name="normaltextrun1"><text:span text:style-name="T5"> </text:span></text:span><text:span text:style-name="spellingerror"><text:span text:style-name="T5">pojat</text:span></text:span><text:span text:style-name="normaltextrun1"><text:span text:style-name="T5"> </text:span></text:span><text:span text:style-name="spellingerror"><text:span text:style-name="T5">Olmavankassa</text:span></text:span><text:span text:style-name="normaltextrun1"><text:span text:style-name="T5"> </text:span></text:span><text:span text:style-name="spellingerror"><text:span text:style-name="T5">hyppäävä</text:span></text:span><text:span text:style-name="normaltextrun1"><text:span text:style-name="T5"> ja </text:span></text:span><text:span text:style-name="spellingerror"><text:span text:style-name="T5">samhaan aikhaan</text:span></text:span><text:span text:style-name="normaltextrun1"><text:span text:style-name="T5"> met </text:span></text:span><text:span text:style-name="spellingerror"><text:span text:style-name="T5">opima</text:span></text:span><text:span text:style-name="normaltextrun1"><text:span text:style-name="T5"> muutampia sanoja </text:span></text:span><text:span text:style-name="spellingerror"><text:span text:style-name="T5">kvääniksi.</text:span></text:span><text:span text:style-name="eop"><text:span text:style-name="T5"> </text:span></text:span></text:p>
      <text:p text:style-name="P7"/>
      <text:p text:style-name="P1"><text:span text:style-name="spellingerror"><text:span text:style-name="T5">Kuvateksti</text:span></text:span><text:span text:style-name="normaltextrun1"><text:span text:style-name="T5">: Olmavankan </text:span></text:span><text:span text:style-name="spellingerror"><text:span text:style-name="T5">kväänin kielen oppijat</text:span></text:span><text:span text:style-name="normaltextrun1"><text:span text:style-name="T5"> </text:span></text:span><text:span text:style-name="spellingerror"><text:span text:style-name="T5">oon</text:span></text:span><text:span text:style-name="normaltextrun1"><text:span text:style-name="T5"> </text:span></text:span><text:span text:style-name="spellingerror"><text:span text:style-name="T5">hyppyluokassa</text:span></text:span><text:span text:style-name="normaltextrun1"><text:span text:style-name="T5">, </text:span></text:span><text:span text:style-name="spellingerror"><text:span text:style-name="T5">missä</text:span></text:span><text:span text:style-name="normaltextrun1"><text:span text:style-name="T5"> het </text:span></text:span><text:span text:style-name="spellingerror"><text:span text:style-name="T5">tarvitteva sanoja kvääniksi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b" fo:country="NO" style:letter-kerning="false" style:font-name-asian="Times New Roman1" style:font-size-asian="10pt" style:language-asian="nb" style:country-asian="NO" style:font-name-complex="Times New Roman1" style:font-size-complex="10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" style:family="paragraph" style:parent-style-name="Standard" style:default-outline-level="">
      <style:text-properties fo:language="nb" fo:country="NO" style:language-asian="nb" style:country-asian="NO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pellingerror" style:family="text" style:parent-style-name="Default_20_Paragraph_20_Font"/>
    <style:style style:name="normaltextrun1" style:family="text" style:parent-style-name="Default_20_Paragraph_20_Font"/>
    <style:style style:name="eop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1.249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Bilde 1" text:anchor-type="as-char" svg:width="15.24cm" svg:height="1.141cm" draw:z-index="0"><draw:image xlink:href="Pictures/10000201000008DE000000AAE1484D2DBDF03D25.png" xlink:type="simple" xlink:show="embed" xlink:actuate="onLoad" loext:mime-type="image/png"/><svg:desc>bred_osoite1_vari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rjo Paavalniemi</meta:initial-creator>
    <dc:creator>Pirjo Paavalniemi</dc:creator>
    <meta:editing-cycles>5</meta:editing-cycles>
    <meta:print-date>2007-06-07T11:27:00</meta:print-date>
    <meta:creation-date>2019-02-19T10:47:00</meta:creation-date>
    <dc:date>2019-02-19T11:19:00</dc:date>
    <meta:editing-duration>PT5M</meta:editing-duration>
    <meta:generator>LibreOffice/6.4.6.2$Linux_X86_64 LibreOffice_project/40$Build-2</meta:generator>
    <meta:document-statistic meta:table-count="0" meta:image-count="1" meta:object-count="0" meta:page-count="1" meta:paragraph-count="10" meta:word-count="99" meta:character-count="665" meta:non-whitespace-character-count="574"/>
    <meta:user-defined meta:name="AppVersion">16.0000</meta:user-defined>
    <meta:user-defined meta:name="Company">Kvensk Institut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word-mal.dotx" xlink:href=""/>
  </office:meta>
</office:document-meta>
</file>